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9" style:family="table-cell" style:parent-style-name="Default">
      <style:table-cell-properties fo:border-bottom="none" fo:border-left="0.06pt solid #000000" fo:border-right="none" fo:border-top="none"/>
    </style:style>
    <style:style style:name="ce180" style:family="table-cell" style:parent-style-name="Default">
      <style:table-cell-properties fo:border-bottom="0.06pt solid #000000" fo:border-left="0.06pt solid #000000" fo:border-right="none" fo:border-top="none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0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5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7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6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66" style:family="table-cell" style:parent-style-name="Default"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fo:border-left="none" fo:border-right="none" fo:border-top="0.06pt solid #000000"/>
    </style:style>
    <style:style style:name="ce36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7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0" style:family="table-cell" style:parent-style-name="Default">
      <style:table-cell-properties fo:border-bottom="none" fo:border-left="none" fo:border-right="0.06pt solid #000000" fo:border-top="0.06pt solid #000000"/>
    </style:style>
    <style:style style:name="ce4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7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0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65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81"/>
          <table:table-cell table:number-columns-repeated="2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200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67" office:value-type="string" calcext:value-type="string">
            <text:p>Aula 01</text:p>
          </table:table-cell>
          <table:table-cell table:style-name="ce183" office:value-type="date" office:date-value="2018-06-23" calcext:value-type="date">
            <text:p>23/06/18</text:p>
          </table:table-cell>
          <table:table-cell table:style-name="ce202" office:value-type="string" calcext:value-type="string">
            <text:p>paga</text:p>
          </table:table-cell>
          <table:table-cell table:style-name="ce215" table:number-columns-repeated="2"/>
          <table:table-cell table:style-name="ce181" office:value-type="float" office:value="5" calcext:value-type="float">
            <text:p>5</text:p>
          </table:table-cell>
          <table:table-cell table:style-name="ce260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8" office:value-type="string" calcext:value-type="string">
            <text:p>Aula 02</text:p>
          </table:table-cell>
          <table:table-cell table:style-name="ce184" office:value-type="date" office:date-value="2018-06-30" calcext:value-type="date">
            <text:p>30/06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3</text:p>
          </table:table-cell>
          <table:table-cell table:style-name="ce184" office:value-type="date" office:date-value="2018-07-07" calcext:value-type="date">
            <text:p>07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4</text:p>
          </table:table-cell>
          <table:table-cell table:style-name="ce184" office:value-type="date" office:date-value="2018-07-14" calcext:value-type="date">
            <text:p>14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5</text:p>
          </table:table-cell>
          <table:table-cell table:style-name="ce187" office:value-type="date" office:date-value="2018-07-21" calcext:value-type="date">
            <text:p>21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6</text:p>
          </table:table-cell>
          <table:table-cell table:style-name="ce187" office:value-type="date" office:date-value="2018-07-28" calcext:value-type="date">
            <text:p>28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7</text:p>
          </table:table-cell>
          <table:table-cell table:style-name="ce187" office:value-type="date" office:date-value="2018-08-04" calcext:value-type="date">
            <text:p>04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69" office:value-type="string" calcext:value-type="string">
            <text:p>Aula 08</text:p>
          </table:table-cell>
          <table:table-cell table:style-name="ce187" office:value-type="date" office:date-value="2018-08-11" calcext:value-type="date">
            <text:p>11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0" office:value-type="string" calcext:value-type="string">
            <text:p>Aula 09</text:p>
          </table:table-cell>
          <table:table-cell table:style-name="ce188" office:value-type="date" office:date-value="2018-08-18" calcext:value-type="date">
            <text:p>18/08/18</text:p>
          </table:table-cell>
          <table:table-cell table:style-name="ce204" office:value-type="string" calcext:value-type="string">
            <text:p>paga</text:p>
          </table:table-cell>
          <table:table-cell table:style-name="ce234" office:value-type="string" calcext:value-type="string">
            <text:p>BD / JDBC</text:p>
          </table:table-cell>
          <table:table-cell table:style-name="ce234"/>
          <table:table-cell table:style-name="ce252" office:value-type="string" calcext:value-type="string">
            <text:p>1º</text:p>
          </table:table-cell>
          <table:table-cell table:style-name="ce262" office:value-type="string" calcext:value-type="string" table:number-columns-spanned="1" table:number-rows-spanned="8">
            <text:p>Web</text:p>
          </table:table-cell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89" office:value-type="date" office:date-value="2018-08-25" calcext:value-type="date">
            <text:p>25/08/18</text:p>
          </table:table-cell>
          <table:table-cell table:style-name="ce205" office:value-type="string" calcext:value-type="string">
            <text:p>paga</text:p>
          </table:table-cell>
          <table:table-cell table:style-name="ce235" office:value-type="string" calcext:value-type="string">
            <text:p>JDBC</text:p>
          </table:table-cell>
          <table:table-cell table:style-name="ce235"/>
          <table:table-cell table:style-name="ce254" office:value-type="string" calcext:value-type="string">
            <text:p>2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5" office:value-type="string" calcext:value-type="string">
            <text:p>Aula 11</text:p>
          </table:table-cell>
          <table:table-cell table:style-name="ce190" office:value-type="date" office:date-value="2018-09-01" calcext:value-type="date">
            <text:p>01/09/18</text:p>
          </table:table-cell>
          <table:table-cell table:style-name="ce206" office:value-type="string" calcext:value-type="string">
            <text:p>paga</text:p>
          </table:table-cell>
          <table:table-cell table:style-name="ce236" office:value-type="string" calcext:value-type="string">
            <text:p>HTML, CSS, JS</text:p>
          </table:table-cell>
          <table:table-cell table:style-name="ce236"/>
          <table:table-cell table:style-name="ce258" office:value-type="string" calcext:value-type="string">
            <text:p>3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2</text:p>
          </table:table-cell>
          <table:table-cell table:style-name="ce189" office:value-type="date" office:date-value="2018-09-15" calcext:value-type="date">
            <text:p>15/09/18</text:p>
          </table:table-cell>
          <table:table-cell table:style-name="ce205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37" office:value-type="string" calcext:value-type="string">
            <text:p>Servlet-jsp-v1</text:p>
          </table:table-cell>
          <table:table-cell table:style-name="ce254" office:value-type="string" calcext:value-type="string">
            <text:p>4º</text:p>
          </table:table-cell>
          <table:covered-table-cell table:style-name="ce267"/>
          <table:table-cell table:style-name="ce270" office:value-type="date" office:date-value="2018-09-28" calcext:value-type="date">
            <text:p>28/09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5" office:value-type="string" calcext:value-type="string">
            <text:p>Aula 13</text:p>
          </table:table-cell>
          <table:table-cell table:style-name="ce191" office:value-type="date" office:date-value="2018-09-22" calcext:value-type="date">
            <text:p>22/09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36" office:value-type="string" calcext:value-type="string">
            <text:p>Servlet-jsp-v2</text:p>
          </table:table-cell>
          <table:table-cell table:style-name="ce258" office:value-type="string" calcext:value-type="string">
            <text:p>5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4</text:p>
          </table:table-cell>
          <table:table-cell table:style-name="ce192" office:value-type="date" office:date-value="2018-09-29" calcext:value-type="date">
            <text:p>29/09/18</text:p>
          </table:table-cell>
          <table:table-cell table:style-name="ce208" office:value-type="string" calcext:value-type="string">
            <text:p>paga</text:p>
          </table:table-cell>
          <table:table-cell table:style-name="ce237" office:value-type="string" calcext:value-type="string">
            <text:p><text:s/>Repassar listagem JSTL e iniciar CRUD – JSP Servlet JDBC (CRUD)</text:p>
          </table:table-cell>
          <table:table-cell table:style-name="ce237" office:value-type="string" calcext:value-type="string">
            <text:p>Jsp-servlet-crud</text:p>
          </table:table-cell>
          <table:table-cell table:style-name="ce254" office:value-type="string" calcext:value-type="string">
            <text:p>6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6" office:value-type="string" calcext:value-type="string">
            <text:p>Aula 15</text:p>
          </table:table-cell>
          <table:table-cell table:style-name="ce191" office:value-type="date" office:date-value="2018-10-13" calcext:value-type="date">
            <text:p>13/10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text:p>Repassar CRUD e completar implementação, passar atividade de criação de CRUD, Git/GitHub - Hello world JSF**</text:p>
          </table:table-cell>
          <table:table-cell table:style-name="ce236" office:value-type="string" calcext:value-type="string">
            <text:p>Jsp-servlet-crud</text:p>
          </table:table-cell>
          <table:table-cell table:style-name="ce258" office:value-type="string" calcext:value-type="string">
            <text:p>7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93" office:value-type="date" office:date-value="2018-10-20" calcext:value-type="date">
            <text:p>20/10/18</text:p>
          </table:table-cell>
          <table:table-cell table:style-name="ce209" office:value-type="string" calcext:value-type="string">
            <text:p>paga</text:p>
          </table:table-cell>
          <table:table-cell table:style-name="ce238" office:value-type="string" calcext:value-type="string">
            <text:p>Hello world JSF, Exercício JSF, CRUD JSF ***, Git/Github (apenas hello world do slide foi implementado)</text:p>
          </table:table-cell>
          <table:table-cell table:style-name="ce250" office:value-type="string" calcext:value-type="string">
            <text:p>Jsf-hello5, jsf-hello6, jsf-crud</text:p>
          </table:table-cell>
          <table:table-cell table:style-name="ce259" office:value-type="string" calcext:value-type="string">
            <text:p>8º</text:p>
          </table:table-cell>
          <table:covered-table-cell table:style-name="ce267"/>
          <table:table-cell table:style-name="ce270" office:value-type="date" office:date-value="2018-11-05" calcext:value-type="date">
            <text:p>05/11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17</text:p>
          </table:table-cell>
          <table:table-cell table:style-name="ce194" office:value-type="date" office:date-value="2018-11-10" calcext:value-type="date">
            <text:p>10/11/18</text:p>
          </table:table-cell>
          <table:table-cell table:style-name="ce210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239"/>
          <table:table-cell table:style-name="ce200" office:value-type="string" calcext:value-type="string">
            <text:p>1º</text:p>
          </table:table-cell>
          <table:table-cell table:style-name="ce260" office:value-type="string" calcext:value-type="string" table:number-columns-spanned="1" table:number-rows-spanned="8">
            <text:p>Frameworks</text:p>
          </table:table-cell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8</text:p>
          </table:table-cell>
          <table:table-cell table:style-name="ce194" office:value-type="date" office:date-value="2018-11-17" calcext:value-type="date">
            <text:p>17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 (faltou ajax e botões)</text:p>
          </table:table-cell>
          <table:table-cell table:style-name="ce243" office:value-type="string" calcext:value-type="string">
            <text:p>prime</text:p>
          </table:table-cell>
          <table:table-cell table:style-name="ce200" office:value-type="string" calcext:value-type="string">
            <text:p>2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9</text:p>
          </table:table-cell>
          <table:table-cell table:style-name="ce195" office:value-type="date" office:date-value="2018-11-24" calcext:value-type="date">
            <text:p>24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243" office:value-type="string" calcext:value-type="string">
            <text:p>prime, jpa-hello</text:p>
          </table:table-cell>
          <table:table-cell table:style-name="ce200" office:value-type="string" calcext:value-type="string">
            <text:p>3º</text:p>
          </table:table-cell>
          <table:covered-table-cell table:style-name="ce261"/>
          <table:table-cell table:style-name="ce200"/>
          <table:table-cell/>
        </table:table-row>
        <table:table-row table:style-name="ro2">
          <table:table-cell table:style-name="ce178" office:value-type="string" calcext:value-type="string">
            <text:p>Aula 20</text:p>
          </table:table-cell>
          <table:table-cell table:style-name="ce195" office:value-type="date" office:date-value="2018-12-01" calcext:value-type="date">
            <text:p>01/12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43" office:value-type="string" calcext:value-type="string">
            <text:p>jpa-jsf-2</text:p>
          </table:table-cell>
          <table:table-cell table:style-name="ce200" office:value-type="string" calcext:value-type="string">
            <text:p>4º</text:p>
          </table:table-cell>
          <table:covered-table-cell table:style-name="ce261"/>
          <table:table-cell table:style-name="ce271" office:value-type="date" office:date-value="2018-12-14" calcext:value-type="date">
            <text:p>14/12/18</text:p>
          </table:table-cell>
          <table:table-cell table:style-name="ce272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21</text:p>
          </table:table-cell>
          <table:table-cell table:style-name="ce196" office:value-type="date" office:date-value="2018-12-08" calcext:value-type="date">
            <text:p>08/12/18</text:p>
          </table:table-cell>
          <table:table-cell table:style-name="ce211" office:value-type="string" calcext:value-type="string">
            <text:p>Realizada</text:p>
          </table:table-cell>
          <table:table-cell table:style-name="ce243" office:value-type="string" calcext:value-type="string">
            <text:p>editar, controle de acesso (implementado somente até a listagem)</text:p>
          </table:table-cell>
          <table:table-cell table:style-name="ce243" office:value-type="string" calcext:value-type="string">
            <text:p>jpa-jsf-3</text:p>
          </table:table-cell>
          <table:table-cell table:style-name="ce200" office:value-type="string" calcext:value-type="string">
            <text:p>5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196" office:value-type="date" office:date-value="2018-12-15" calcext:value-type="date">
            <text:p>15/12/18</text:p>
          </table:table-cell>
          <table:table-cell table:style-name="ce200" office:value-type="string" calcext:value-type="string">
            <text:p>Realizada</text:p>
          </table:table-cell>
          <table:table-cell table:style-name="ce243" office:value-type="string" calcext:value-type="string">
            <text:p><text:s/>(continuar a partir da listagem) <text:s/>(implementado até controle de acesso)</text:p>
          </table:table-cell>
          <table:table-cell table:style-name="ce243" office:value-type="string" calcext:value-type="string">
            <text:p>jpa-jsf-3</text:p>
          </table:table-cell>
          <table:table-cell table:style-name="ce200" office:value-type="string" calcext:value-type="string">
            <text:p>6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196" office:value-type="date" office:date-value="2019-01-12" calcext:value-type="date">
            <text:p>12/01/19</text:p>
          </table:table-cell>
          <table:table-cell table:style-name="ce200"/>
          <table:table-cell table:style-name="ce243" office:value-type="string" calcext:value-type="string">
            <text:p><text:span text:style-name="T4">Exercicio, </text:span>facelets template header footer (css na aula para ajustar footer)</text:p>
          </table:table-cell>
          <table:table-cell table:style-name="ce243" office:value-type="string" calcext:value-type="string">
            <text:p>Jpa-jsf-4</text:p>
          </table:table-cell>
          <table:table-cell table:style-name="ce200" office:value-type="string" calcext:value-type="string">
            <text:p>7º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80" office:value-type="string" calcext:value-type="string">
            <text:p>Aula 24</text:p>
          </table:table-cell>
          <table:table-cell table:style-name="ce197" office:value-type="date" office:date-value="2019-01-19" calcext:value-type="date">
            <text:p>19/01/19</text:p>
          </table:table-cell>
          <table:table-cell table:style-name="ce212"/>
          <table:table-cell table:style-name="ce53" office:value-type="string" calcext:value-type="string">
            <text:p>Criar camada de negócio, incluir relacionamento, explicar CDI</text:p>
          </table:table-cell>
          <table:table-cell table:style-name="ce53" office:value-type="string" calcext:value-type="string">
            <text:p>Jpa-jsf-v5</text:p>
          </table:table-cell>
          <table:table-cell table:style-name="ce212" office:value-type="string" calcext:value-type="string">
            <text:p>8º</text:p>
          </table:table-cell>
          <table:covered-table-cell table:style-name="ce261"/>
          <table:table-cell/>
          <table:table-cell table:style-name="ce200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default-cell-style-name="ce200"/>
        <table:table-column table:style-name="co12" table:default-cell-style-name="ce200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358" office:value-type="string" calcext:value-type="string" table:number-columns-spanned="8" table:number-rows-spanned="1">
            <text:p>Seg Qua Sex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2"/>
        </table:table-row>
        <table:table-row table:style-name="ro1">
          <table:table-cell table:style-name="ce359" office:value-type="string" calcext:value-type="string">
            <text:p>aula </text:p>
          </table:table-cell>
          <table:table-cell table:style-name="ce368" office:value-type="string" calcext:value-type="string">
            <text:p>data</text:p>
          </table:table-cell>
          <table:table-cell table:style-name="ce368" office:value-type="string" calcext:value-type="string">
            <text:p>status</text:p>
          </table:table-cell>
          <table:table-cell table:style-name="ce368" table:number-columns-repeated="2"/>
          <table:table-cell table:style-name="ce368" office:value-type="string" calcext:value-type="string">
            <text:p>aula</text:p>
          </table:table-cell>
          <table:table-cell table:style-name="ce368" office:value-type="string" calcext:value-type="string">
            <text:p>disciplina</text:p>
          </table:table-cell>
          <table:table-cell table:style-name="ce411" office:value-type="string" calcext:value-type="string">
            <text:p>$</text:p>
          </table:table-cell>
          <table:table-cell table:style-name="ce200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60" office:value-type="string" calcext:value-type="string">
            <text:p>Aula 01</text:p>
          </table:table-cell>
          <table:table-cell table:style-name="ce369" office:value-type="date" office:date-value="2018-09-17" calcext:value-type="date">
            <text:p>17/09/18</text:p>
          </table:table-cell>
          <table:table-cell table:style-name="ce378" office:value-type="string" calcext:value-type="string">
            <text:p>paga</text:p>
          </table:table-cell>
          <table:table-cell table:style-name="ce382" office:value-type="string" calcext:value-type="string">
            <text:p>Introdução</text:p>
          </table:table-cell>
          <table:table-cell table:style-name="ce395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OO</text:p>
          </table:table-cell>
          <table:table-cell table:style-name="ce412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2</text:p>
          </table:table-cell>
          <table:table-cell table:style-name="ce370" office:value-type="date" office:date-value="2018-09-19" calcext:value-type="date">
            <text:p>19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3</text:p>
          </table:table-cell>
          <table:table-cell table:style-name="ce370" office:value-type="date" office:date-value="2018-09-21" calcext:value-type="date">
            <text:p>21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4</text:p>
          </table:table-cell>
          <table:table-cell table:style-name="ce370" office:value-type="date" office:date-value="2018-09-26" calcext:value-type="date">
            <text:p>26/09/18</text:p>
          </table:table-cell>
          <table:table-cell table:style-name="ce379" office:value-type="string" calcext:value-type="string">
            <text:p>paga</text:p>
          </table:table-cell>
          <table:table-cell table:style-name="ce383" office:value-type="string" calcext:value-type="string">
            <text:p>Array, inicio OO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5</text:p>
          </table:table-cell>
          <table:table-cell table:style-name="ce370" office:value-type="date" office:date-value="2018-09-28" calcext:value-type="date">
            <text:p>28/09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OO, slides_07_metodo_construtores_membros_estaticos</text:p>
          </table:table-cell>
          <table:table-cell table:style-name="ce397"/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6</text:p>
          </table:table-cell>
          <table:table-cell table:style-name="ce371" office:value-type="date" office:date-value="2018-10-01" calcext:value-type="date">
            <text:p>0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Herança</text:p>
          </table:table-cell>
          <table:table-cell table:style-name="ce397"/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10-03" calcext:value-type="date">
            <text:p>03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</text:p>
          </table:table-cell>
          <table:table-cell table:style-name="ce397"/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2" office:value-type="date" office:date-value="2018-10-08" calcext:value-type="date">
            <text:p>08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, exceptions</text:p>
          </table:table-cell>
          <table:table-cell table:style-name="ce397"/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2" office:value-type="date" office:date-value="2018-10-10" calcext:value-type="date">
            <text:p>10/10/18</text:p>
          </table:table-cell>
          <table:table-cell table:style-name="ce379" office:value-type="string" calcext:value-type="string">
            <text:p>paga</text:p>
          </table:table-cell>
          <table:table-cell table:style-name="ce385" office:value-type="string" calcext:value-type="string">
            <text:p>exceptions, collections</text:p>
          </table:table-cell>
          <table:table-cell table:style-name="ce398"/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371" office:value-type="date" office:date-value="2018-10-15" calcext:value-type="date">
            <text:p>15/10/18</text:p>
          </table:table-cell>
          <table:table-cell table:style-name="ce380" office:value-type="string" calcext:value-type="string">
            <text:p>paga</text:p>
          </table:table-cell>
          <table:table-cell table:style-name="ce386"/>
          <table:table-cell table:style-name="ce399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10-17" calcext:value-type="date">
            <text:p>17/10/18</text:p>
          </table:table-cell>
          <table:table-cell table:style-name="ce378" office:value-type="string" calcext:value-type="string">
            <text:p>paga</text:p>
          </table:table-cell>
          <table:table-cell table:style-name="ce387" office:value-type="string" calcext:value-type="string">
            <text:p>BD / JDBC (apensa Fábica e Testa conexão foram implementadas)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Web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10-22" calcext:value-type="date">
            <text:p>22/10/18</text:p>
          </table:table-cell>
          <table:table-cell table:style-name="ce379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10-26" calcext:value-type="date">
            <text:p>26/10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HTML, CSS, JS, Github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5" office:value-type="date" office:date-value="2018-10-31" calcext:value-type="date">
            <text:p>3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401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5</text:p>
          </table:table-cell>
          <table:table-cell table:style-name="ce374" office:value-type="date" office:date-value="2018-11-05" calcext:value-type="date">
            <text:p>05/11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4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6</text:p>
          </table:table-cell>
          <table:table-cell table:style-name="ce374" office:value-type="date" office:date-value="2018-11-09" calcext:value-type="date">
            <text:p>09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374" office:value-type="date" office:date-value="2018-11-12" calcext:value-type="date">
            <text:p>12/11/18</text:p>
          </table:table-cell>
          <table:table-cell table:style-name="ce379" office:value-type="string" calcext:value-type="string">
            <text:p>paga</text:p>
          </table:table-cell>
          <table:table-cell table:style-name="ce391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8</text:p>
          </table:table-cell>
          <table:table-cell table:style-name="ce374" office:value-type="date" office:date-value="2018-11-19" calcext:value-type="date">
            <text:p>19/11/18</text:p>
          </table:table-cell>
          <table:table-cell table:style-name="ce379" office:value-type="string" calcext:value-type="string">
            <text:p>paga</text:p>
          </table:table-cell>
          <table:table-cell table:style-name="ce392" office:value-type="string" calcext:value-type="string">
            <text:p>Concluir e Revisar CRUD, Passar filtro, passar atividade de crtiação de CRUD</text:p>
          </table:table-cell>
          <table:table-cell table:style-name="ce40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1-21" calcext:value-type="date">
            <text:p>21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Continuar atividade de crtiação de CRUD, <text:span text:style-name="T3">Git/Github</text:span></text:p>
          </table:table-cell>
          <table:table-cell table:style-name="ce40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2">
          <table:table-cell table:style-name="ce364" office:value-type="string" calcext:value-type="string">
            <text:p>Aula 20</text:p>
          </table:table-cell>
          <table:table-cell table:style-name="ce375" office:value-type="date" office:date-value="2018-11-23" calcext:value-type="date">
            <text:p>23/11/18</text:p>
          </table:table-cell>
          <table:table-cell table:style-name="ce380" office:value-type="string" calcext:value-type="string">
            <text:p>paga</text:p>
          </table:table-cell>
          <table:table-cell table:style-name="ce393" office:value-type="string" calcext:value-type="string">
            <text:p>Hello world JSF, Exercício JSF &lt;===&gt;, CRUD JSF ***, <text:span text:style-name="T3">Git/Github</text:span></text:p>
          </table:table-cell>
          <table:table-cell table:style-name="ce405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style-name="ce271" office:value-type="date" office:date-value="2018-12-04" calcext:value-type="date">
            <text:p>04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376" office:value-type="date" office:date-value="2018-11-26" calcext:value-type="date">
            <text:p>26/11/18</text:p>
          </table:table-cell>
          <table:table-cell table:style-name="ce381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Frameworks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37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37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9</text:p>
          </table:table-cell>
          <table:table-cell table:style-name="ce37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>
            <text:p>Aula 30</text:p>
          </table:table-cell>
          <table:table-cell table:style-name="ce377" office:value-type="date" office:date-value="2018-12-17" calcext:value-type="date">
            <text:p>17/12/18</text:p>
          </table:table-cell>
          <table:table-cell table:style-name="ce212"/>
          <table:table-cell table:style-name="ce246"/>
          <table:table-cell table:style-name="ce212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6" office:value-type="float" office:value="140" calcext:value-type="float">
            <text:p>140</text:p>
          </table:table-cell>
          <table:table-cell table:style-name="ce271" office:value-type="date" office:date-value="2018-12-27" calcext:value-type="date">
            <text:p>27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4" table:default-cell-style-name="ce200"/>
        <table:table-column table:style-name="co15" table:default-cell-style-name="ce200"/>
        <table:table-column table:style-name="co16" table:default-cell-style-name="ce200"/>
        <table:table-column table:style-name="co12" table:default-cell-style-name="ce200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82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82" office:value-type="string" calcext:value-type="string">
            <text:p>página term</text:p>
          </table:table-cell>
          <table:table-cell table:style-name="ce203"/>
          <table:table-cell table:number-columns-repeated="2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6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66" office:value-type="string" calcext:value-type="string">
            <text:p>Aula 02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1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3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1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4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1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6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1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4</text:p>
          </table:table-cell>
          <table:table-cell table:style-name="ce41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5</text:p>
          </table:table-cell>
          <table:table-cell table:style-name="ce41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6</text:p>
          </table:table-cell>
          <table:table-cell table:style-name="ce41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7</text:p>
          </table:table-cell>
          <table:table-cell table:style-name="ce41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62" office:value-type="string" calcext:value-type="string">
            <text:p>Aula 10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8</text:p>
          </table:table-cell>
          <table:table-cell table:style-name="ce41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62" office:value-type="string" calcext:value-type="string">
            <text:p>Aula 11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36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12" office:value-type="float" office:value="5" calcext:value-type="float">
            <text:p>5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202"/>
          <table:table-cell table:style-name="ce202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3" calcext:value-type="float">
            <text:p>3</text:p>
          </table:table-cell>
          <table:covered-table-cell table:style-name="ce408"/>
          <table:table-cell table:style-name="ce200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4" calcext:value-type="float">
            <text:p>4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ntegração JSF - bootstrap </text:p>
          </table:table-cell>
          <table:table-cell table:style-name="ce212"/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202" office:value-type="string" calcext:value-type="string">
            <text:p>paga</text:p>
          </table:table-cell>
          <table:table-cell table:style-name="ce181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371" office:value-type="date" office:date-value="2018-08-05" calcext:value-type="date">
            <text:p>05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371" office:value-type="date" office:date-value="2018-08-19" calcext:value-type="date">
            <text:p>19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4</text:p>
          </table:table-cell>
          <table:table-cell table:style-name="ce371" office:value-type="date" office:date-value="2018-08-26" calcext:value-type="date">
            <text:p>26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408"/>
          <table:table-cell table:style-name="ce200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9" office:value-type="string" calcext:value-type="string">
            <text:p>Aula 25</text:p>
          </table:table-cell>
          <table:table-cell table:style-name="ce374" office:value-type="date" office:date-value="2018-09-02" calcext:value-type="date">
            <text:p>02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6</text:p>
          </table:table-cell>
          <table:table-cell table:style-name="ce374" office:value-type="date" office:date-value="2018-09-16" calcext:value-type="date">
            <text:p>16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20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mplemente um crud usando JSF e JPA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style-name="ce270" office:value-type="date" office:date-value="2018-10-23" calcext:value-type="date">
            <text:p>23/10/18</text:p>
          </table:table-cell>
          <table:table-cell table:style-name="ce39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12" table:default-cell-style-name="ce200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378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2</text:p>
          </table:table-cell>
          <table:table-cell table:style-name="ce37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3</text:p>
          </table:table-cell>
          <table:table-cell table:style-name="ce37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4</text:p>
          </table:table-cell>
          <table:table-cell table:style-name="ce37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5</text:p>
          </table:table-cell>
          <table:table-cell table:style-name="ce37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7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380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200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387" office:value-type="string" calcext:value-type="string">
            <text:p>BD / JDBC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JDBC / HTML, CSS, JS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4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21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391" office:value-type="string" calcext:value-type="string">
            <text:p>JSP Servlet JDBC MySQL Create Read Update Delete (CRUD) Example (ver até onde a turma consegue implementar)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Concluir e Revisar CRUD, Passar filtro, passar atividade de crtiação de CRUD</text:p>
          </table:table-cell>
          <table:table-cell table:style-name="ce4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380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0" office:value-type="date" office:date-value="2018-10-23" calcext:value-type="date">
            <text:p>23/10/18</text:p>
          </table:table-cell>
          <table:table-cell table:style-name="ce200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133" office:value-type="string" calcext:value-type="string">
            <text:p>pag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1" office:value-type="date" office:date-value="2018-10-16" calcext:value-type="date">
            <text:p>16/10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1" office:value-type="date" office:date-value="2018-10-18" calcext:value-type="date">
            <text:p>18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1" office:value-type="date" office:date-value="2018-10-23" calcext:value-type="date">
            <text:p>23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1" office:value-type="date" office:date-value="2018-10-25" calcext:value-type="date">
            <text:p>25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1" office:value-type="date" office:date-value="2018-10-30" calcext:value-type="date">
            <text:p>30/10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36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133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injeção com <text:span text:style-name="T7">@ManagedProperty</text:span></text:p>
          </table:table-cell>
          <table:table-cell table:style-name="ce406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80" office:value-type="string" calcext:value-type="string">
            <text:p>pag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36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8:37:03.693226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15T12:46:36.199132723</dc:date>
    <meta:editing-duration>P40DT18H9M9S</meta:editing-duration>
    <meta:editing-cycles>508</meta:editing-cycles>
    <meta:document-statistic meta:table-count="4" meta:cell-count="701" meta:object-count="0"/>
  </office:meta>
</office:document-meta>
</file>